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A0000027E345FC22AC81C8E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099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-1.767cm" svg:y="-1.804cm" svg:width="20.722cm" svg:height="26.822cm" draw:z-index="0"><draw:image xlink:href="Pictures/10000201000001EA0000027E345FC22AC81C8E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1:34:07.299681260</meta:creation-date>
    <meta:print-date>2018-02-11T11:39:22.313636865</meta:print-date>
    <dc:date>2018-02-11T11:39:40.606877390</dc:date>
    <meta:editing-duration>PT5M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